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2"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cm" fo:padding-bottom="0.15cm" fo:padding-left="0.275cm" fo:padding-right="0.275cm"/>
    </style:style>
    <style:style style:name="gr3" style:family="graphic" style:parent-style-name="objectwithoutfill">
      <style:graphic-properties svg:stroke-width="0.051cm" svg:stroke-color="#ff0000" draw:marker-start-width="0.381cm" draw:marker-end-width="0.381cm" draw:fill="none"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ff0000" draw:fill="solid" draw:fill-color="#000000" draw:textarea-horizontal-align="center" draw:textarea-vertical-align="middle"/>
    </style:style>
    <style:style style:name="gr5" style:family="graphic" style:parent-style-name="standard">
      <style:graphic-properties svg:stroke-width="0.051cm" svg:stroke-color="#0000ff" draw:marker-start-width="0.381cm" draw:marker-end-width="0.381cm" draw:fill="none" draw:textarea-horizontal-align="justify" draw:textarea-vertical-align="middle" draw:auto-grow-height="false" fo:padding-top="0.15cm" fo:padding-bottom="0.15cm" fo:padding-left="0.275cm" fo:padding-right="0.275cm"/>
    </style:style>
    <style:style style:name="gr6" style:family="graphic" style:parent-style-name="objectwithoutfill">
      <style:graphic-properties svg:stroke-width="0.051cm" svg:stroke-color="#0000ff" draw:marker-start-width="0.381cm" draw:marker-end-width="0.381cm" draw:fill="none" draw:textarea-horizontal-align="center" draw:textarea-vertical-align="middle" fo:padding-top="0.15cm" fo:padding-bottom="0.15cm" fo:padding-left="0.275cm" fo:padding-right="0.275cm"/>
    </style:style>
    <style:style style:name="gr7" style:family="graphic" style:parent-style-name="standard">
      <style:graphic-properties draw:stroke="none" svg:stroke-color="#0000ff" draw:fill="solid" draw:fill-color="#000000" draw:textarea-horizontal-align="center" draw:textarea-vertical-align="middle"/>
    </style:style>
    <style:style style:name="gr8" style:family="graphic" style:parent-style-name="standard">
      <style:graphic-properties draw:stroke="none" svg:stroke-color="#ff0000" draw:fill="none" draw:fill-color="#ffffff" draw:textarea-horizontal-align="left" draw:auto-grow-height="true" draw:auto-grow-width="false" fo:min-height="0.748cm" fo:min-width="0.199cm"/>
    </style:style>
    <style:style style:name="gr9" style:family="graphic" style:parent-style-name="standard">
      <style:graphic-properties svg:stroke-width="0.051cm" svg:stroke-color="#ff0000" draw:marker-start-width="0.381cm" draw:marker-end-width="0.381cm" draw:textarea-horizontal-align="center" draw:textarea-vertical-align="middle" fo:padding-top="0.15cm" fo:padding-bottom="0.15cm" fo:padding-left="0.275cm" fo:padding-right="0.275cm"/>
    </style:style>
    <style:style style:name="gr10"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2" style:family="graphic" style:parent-style-name="standard">
      <style:graphic-properties svg:stroke-width="0.051cm" svg:stroke-color="#333333" draw:marker-start-width="0.381cm" draw:marker-end-width="0.381cm" draw:textarea-horizontal-align="center" draw:textarea-vertical-align="middle" fo:padding-top="0.15cm" fo:padding-bottom="0.15cm" fo:padding-left="0.275cm" fo:padding-right="0.275cm"/>
    </style:style>
    <style:style style:name="gr13" style:family="graphic" style:parent-style-name="standard">
      <style:graphic-properties draw:stroke="none" svg:stroke-color="#ff0000" draw:fill="none" draw:fill-color="#ffffff" draw:textarea-horizontal-align="left" draw:auto-grow-height="true" draw:auto-grow-width="true" fo:min-height="0cm" fo:min-width="0cm"/>
    </style:style>
    <style:style style:name="gr14" style:family="graphic" style:parent-style-name="standard">
      <style:graphic-properties draw:stroke="none" svg:stroke-color="#0000ff" draw:fill="none" draw:fill-color="#ffffff" draw:textarea-horizontal-align="left" draw:auto-grow-height="true" draw:auto-grow-width="true" fo:min-height="0cm" fo:min-width="0cm"/>
    </style:style>
    <style:style style:name="gr15" style:family="graphic" style:parent-style-name="standard">
      <style:graphic-properties svg:stroke-width="0.051cm" draw:marker-start="Line_20_Arrow" draw:marker-start-width="0.254cm" draw:marker-end-width="0.381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Symbol"/>
    </style:style>
    <style:style style:name="T1" style:family="text">
      <style:text-properties fo:font-family="Symbol"/>
    </style:style>
    <style:style style:name="T2" style:family="text">
      <style:text-properties fo:font-style="italic" style:font-style-asian="italic" style:font-style-complex="italic"/>
    </style:style>
    <style:style style:name="T3" style:family="text">
      <style:text-properties style:text-position="-33% 58%" fo:font-style="italic" style:font-style-asian="italic" style:font-style-complex="italic"/>
    </style:style>
    <style:style style:name="T4" style:family="text">
      <style:text-properties style:text-position="0% 100%"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4.33cm" svg:height="6.901cm" svg:x="1.24cm" svg:y="1.637cm">
          <text:p/>
        </draw:rect>
        <draw:rect draw:style-name="gr1" draw:text-style-name="P1" draw:layer="layout" svg:width="4.33cm" svg:height="6.901cm" svg:x="5.94cm" svg:y="1.638cm">
          <text:p/>
        </draw:rect>
        <draw:rect draw:style-name="gr1" draw:text-style-name="P1" draw:layer="layout" svg:width="4.33cm" svg:height="6.901cm" svg:x="10.64cm" svg:y="1.639cm">
          <text:p/>
        </draw:rect>
        <draw:rect draw:style-name="gr1" draw:text-style-name="P1" draw:layer="layout" svg:width="4.698cm" svg:height="6.901cm" svg:x="15.24cm" svg:y="1.64cm">
          <text:p/>
        </draw:rect>
        <draw:path draw:style-name="gr2" draw:text-style-name="P1" draw:layer="layout" svg:width="1.117cm" svg:height="1.912cm" svg:x="2.861cm" svg:y="4.115cm" svg:viewBox="0 0 1118 1913" svg:d="m559 1913c-309 0-559-428-559-956s250-957 559-957 559 428 559 957-250 956-559 956z">
          <text:p/>
        </draw:path>
        <draw:path draw:style-name="gr3" draw:text-style-name="P1" draw:layer="layout" svg:width="2.126cm" svg:height="3.457cm" svg:x="2.356cm" svg:y="3.366cm" svg:viewBox="0 0 2127 3458" svg:d="m911 3450c176 15 295-5 443-7 117-33 235-67 352-100 84-89 169-179 253-268 31-138 61-275 92-413 23-148 45-296 68-444 3-181 5-362 8-543-20-260-41-520-61-780-38-145-77-291-115-436-69-82-137-163-206-245-64-43-128-87-192-130-92-26-183-51-275-77-100-2-199-5-299-7-120 18-239 35-359 53-82 38-163 77-245 115-76 84-153 169-229 253-31 138-61 275-92 413-15 178-31 357-46 535 2 145 5 291 7 436-5 130-10 260-15 390 23 186 46 373 69 559 43 112 87 225 130 337 38 51 77 102 115 153 92 53 183 107 275 160 115 18 230 36 345 54-8-3-15-5-23-8z">
          <text:p/>
        </draw:path>
        <draw:path draw:style-name="gr3" draw:text-style-name="P1" draw:layer="layout" svg:width="1.781cm" svg:height="2.944cm" svg:x="2.517cm" svg:y="3.634cm" svg:viewBox="0 0 1782 2945" svg:d="m763 2938c148 13 248-4 371-6 99-28 197-57 295-85 71-76 142-152 212-228 26-117 52-235 77-352 19-126 38-252 57-378 3-154 5-308 7-462-17-222-34-443-51-665-32-124-64-247-96-371-58-70-116-139-173-209-54-37-107-74-161-110-77-22-153-44-230-66-84-2-167-4-251-6-100 15-200 30-301 45-68 33-136 65-205 98-64 72-128 144-192 216-25 117-51 234-77 351-13 152-25 304-38 456 2 124 4 247 6 371-5 111-9 222-13 332 19 159 39 318 58 476 36 96 72 192 109 287 32 44 64 87 96 131 77 45 154 91 230 136 97 15 193 31 290 46-7-2-13-5-20-7z">
          <text:p/>
        </draw:path>
        <draw:path draw:style-name="gr3" draw:text-style-name="P1" draw:layer="layout" svg:width="1.445cm" svg:height="2.432cm" svg:x="2.693cm" svg:y="3.886cm" svg:viewBox="0 0 1446 2433" svg:d="m619 2427c120 11 201-3 301-5 80-23 160-46 240-70 57-63 114-126 172-188 21-97 41-194 62-291 16-104 31-208 47-312 1-128 3-255 5-382-14-183-28-366-41-549-27-103-53-205-79-307-46-58-93-115-140-172-43-31-87-61-130-92-63-18-125-36-187-54-68-2-136-3-203-5-82 12-163 25-245 37-55 27-111 54-166 81-52 60-104 119-156 178-21 97-41 194-62 291-11 125-21 251-32 376 2 102 4 205 5 307-3 91-7 183-10 274 16 131 31 263 47 394 29 79 59 158 88 237 26 36 52 72 78 107 63 38 125 75 187 113 79 13 157 25 235 38-5-2-10-4-16-6z">
          <text:p/>
        </draw:path>
        <draw:path draw:style-name="gr3" draw:text-style-name="P1" draw:layer="layout" svg:width="2.432cm" svg:height="3.977cm" svg:x="2.203cm" svg:y="3.077cm" svg:viewBox="0 0 2433 3978" svg:d="m1042 3969c201 17 338-6 507-8 134-39 268-77 402-115 97-103 193-206 290-309 35-158 70-316 105-475 26-170 52-340 78-510 3-209 6-417 9-625-23-299-47-598-70-897-44-168-87-335-131-502-79-94-157-188-236-282-73-50-146-100-220-149-104-30-209-59-314-89-114-3-228-5-342-8-137 20-274 41-411 61-93 44-187 88-280 132-87 97-175 194-262 291-35 159-70 317-105 475-18 206-35 411-53 616 3 167 5 334 8 501-6 150-11 300-17 449 26 214 53 429 79 643 49 129 99 259 149 388 43 58 87 117 131 176 105 61 210 123 315 184 131 21 263 41 394 62-8-3-17-6-26-9z">
          <text:p/>
        </draw:path>
        <draw:path draw:style-name="gr4" draw:text-style-name="P1" draw:layer="layout" svg:width="0.308cm" svg:height="0.31cm" svg:x="3.27cm" svg:y="4.973cm" svg:viewBox="0 0 309 311" svg:d="m177 178c0 44 0 89 0 133-15 0-31 0-46 0 0-44 0-89 0-133-44 0-87 0-131 0 0-15 0-30 0-45 44 0 87 0 131 0 0-44 0-89 0-133 15 0 31 0 46 0 0 44 0 89 0 133 44 0 88 0 132 0 0 15 0 30 0 45-44 0-88 0-132 0z">
          <text:p/>
        </draw:path>
        <draw:path draw:style-name="gr3" draw:text-style-name="P1" draw:layer="layout" svg:width="2.784cm" svg:height="4.498cm" svg:x="2.05cm" svg:y="2.846cm" svg:viewBox="0 0 2785 4499" svg:d="m1193 4489c230 19 387-6 580-10 153-43 307-86 461-130 110-116 221-232 331-348 40-179 80-359 120-538 30-192 60-385 90-577 3-236 7-471 10-707-27-338-53-676-80-1015-50-189-100-378-150-567-90-106-180-212-270-319-84-56-168-112-252-169-120-33-240-66-360-100-130-3-261-6-391-9-157 23-314 46-470 69-107 50-214 100-321 150-100 109-200 219-300 329-40 179-80 358-120 537-20 232-40 464-61 696 4 189 7 378 10 567-7 170-13 339-20 508 30 242 60 485 90 727 57 146 114 292 171 439 50 66 100 132 150 199 120 69 240 138 360 208 151 23 301 47 452 70-10-3-20-7-30-10z">
          <text:p/>
        </draw:path>
        <draw:path draw:style-name="gr3" draw:text-style-name="P1" draw:layer="layout" svg:width="3.075cm" svg:height="5.064cm" svg:x="1.897cm" svg:y="2.571cm" svg:viewBox="0 0 3076 5065" svg:d="m1317 5053c255 22 427-7 641-10 170-49 339-97 509-146 122-131 244-262 366-393 44-202 89-403 133-605 33-217 65-433 98-650 4-265 8-531 12-796-29-381-59-761-88-1142-56-213-111-426-167-639-68-117-136-234-204-351-124-66-247-132-371-198-133-38-265-75-398-113-144-3-288-7-432-10-173 26-346 52-519 78-141 45-281 91-422 136-107 128-215 255-322 383-25 208-50 417-75 625-22 261-44 522-66 783 3 213 7 426 10 639-7 190-15 381-22 571 33 273 67 546 100 819 38 150 76 299 114 449 80 90 160 179 240 269 133 78 265 156 398 234 166 26 333 53 499 79-11-4-23-8-34-12z">
          <text:p/>
        </draw:path>
        <draw:path draw:style-name="gr3" draw:text-style-name="P1" draw:layer="layout" svg:width="3.414cm" svg:height="5.507cm" svg:x="1.696cm" svg:y="2.357cm" svg:viewBox="0 0 3415 5508" svg:d="m1455 5495c284 24 476-7 714-11 186-33 371-65 557-98 168-133 337-265 505-398 41-245 81-490 122-735 16-240 33-480 49-720 4-288 9-577 13-865-33-414-65-828-98-1242-44-266-88-533-132-799-117-143-235-285-352-428-112-46-225-92-337-138-150-17-299-33-449-50-161-4-321-7-482-11-193 28-386 56-579 84-154 48-309 97-463 145-117 122-235 245-352 367-32 244-65 488-97 732-25 284-49 569-74 853 4 231 7 463 11 694 2 199 5 399 7 598 27 305 53 609 80 914 40 139 79 278 119 417 56 122 112 245 168 367 184 84 367 167 551 251 185 29 371 57 556 86-12-4-25-9-37-13z">
          <text:p/>
        </draw:path>
        <draw:path draw:style-name="gr3" draw:text-style-name="P1" draw:layer="layout" svg:width="3.414cm" svg:height="5.507cm" svg:x="1.697cm" svg:y="2.357cm" svg:viewBox="0 0 3415 5508" svg:d="m1455 5495c284 24 476-7 714-11 186-33 371-65 557-98 168-133 337-265 505-398 41-245 81-490 122-735 16-240 33-480 49-720 4-288 9-577 13-865-33-414-65-828-98-1242-44-266-88-533-132-799-117-143-235-285-352-428-112-46-225-92-337-138-150-17-299-33-449-50-161-4-321-7-482-11-193 28-386 56-579 84-154 48-309 97-463 145-117 122-235 245-352 367-32 244-65 488-97 732-25 284-49 569-74 853 4 231 7 463 11 694 2 199 5 399 7 598 27 305 53 609 80 914 40 139 79 278 119 417 56 122 112 245 168 367 184 84 367 167 551 251 185 29 371 57 556 86-12-4-25-9-37-13z">
          <text:p/>
        </draw:path>
        <draw:path draw:style-name="gr3" draw:text-style-name="P1" draw:layer="layout" svg:width="3.733cm" svg:height="6.012cm" svg:x="1.53cm" svg:y="2.097cm" svg:viewBox="0 0 3734 6013" svg:d="m1591 5999c310 26 521-8 781-12 250-58 499-115 749-173 137-123 275-246 412-369 44-267 89-535 133-802 18-262 36-524 54-786 5-315 9-629 14-944-36-452-71-904-107-1356-36-279-72-559-108-838-76-133-153-265-229-398-187-85-374-169-561-254-164-18-327-37-491-55-176-4-351-8-527-12-193 20-386 41-579 61-194 36-387 71-581 107-121 161-243 322-364 483-35 266-71 533-106 799-27 310-54 621-81 931 4 253 8 505 12 758 3 217 5 435 8 652 29 333 58 665 87 998 43 152 87 303 130 455 61 134 123 267 184 401 166 87 331 174 497 261 238 36 475 71 713 107-13-5-27-9-40-14z">
          <text:p/>
        </draw:path>
        <draw:path draw:style-name="gr2" draw:text-style-name="P1" draw:layer="layout" svg:width="1.339cm" svg:height="0.967cm" svg:x="7.454cm" svg:y="6.351cm" svg:viewBox="0 0 1340 968" svg:d="m0 480c1-267 302-482 672-480s669 220 668 488-302 482-672 480-669-220-668-488z">
          <text:p/>
        </draw:path>
        <draw:path draw:style-name="gr3" draw:text-style-name="P1" draw:layer="layout" svg:width="2.419cm" svg:height="1.841cm" svg:x="6.899cm" svg:y="5.914cm" svg:viewBox="0 0 2420 1842" svg:d="m6 783c-11 152 2 256 3 383 23 102 46 204 69 305 62 74 125 147 187 220 96 27 192 54 288 81 104 21 207 41 311 61 127 3 253 6 380 9 182-16 364-33 546-50 102-32 204-65 305-97 58-59 115-119 173-178 30-55 61-110 91-165 18-79 37-159 55-238 2-86 4-172 6-258-12-104-24-208-36-311-27-71-53-142-80-213-59-66-117-132-176-199-96-27-193-54-289-81-125-14-249-28-374-42-102 2-204 3-305 5-91-5-182-10-273-15-131 19-261 38-392 57-78 38-157 75-236 112-36 33-71 66-107 99-38 79-76 158-113 237-13 99-26 199-39 298 2-7 4-13 6-20z">
          <text:p/>
        </draw:path>
        <draw:path draw:style-name="gr3" draw:text-style-name="P1" draw:layer="layout" svg:width="2.06cm" svg:height="1.542cm" svg:x="7.07cm" svg:y="6.053cm" svg:viewBox="0 0 2061 1543" svg:d="m5 656c-10 128 2 214 3 321 19 85 39 170 58 256 54 61 107 122 160 184 81 23 163 45 245 68 89 17 177 34 265 51 108 2 216 5 323 7 155-14 310-27 465-41 87-28 174-55 261-82 48-50 97-99 146-149 26-46 52-92 78-138 16-67 31-133 47-199 1-73 3-145 5-217-10-87-21-174-31-260-22-60-45-119-68-178-50-56-100-112-150-167-82-23-164-46-246-68-106-12-212-24-319-35-86 1-173 2-259 3-78-4-155-8-233-12-111 16-222 32-333 48-67 31-134 62-201 93-31 28-61 55-92 83-32 66-64 133-96 199-11 83-22 166-33 250 2-6 3-11 5-17z">
          <text:p/>
        </draw:path>
        <draw:path draw:style-name="gr3" draw:text-style-name="P1" draw:layer="layout" svg:width="1.702cm" svg:height="1.251cm" svg:x="7.252cm" svg:y="6.206cm" svg:viewBox="0 0 1703 1252" svg:d="m4 532c-8 104 2 174 2 261 17 69 33 138 49 207 44 50 88 100 131 150 68 18 136 37 204 55 72 14 145 27 218 41 89 2 178 4 267 6 128-11 256-22 384-33 72-22 144-45 215-67 41-40 81-80 121-120 22-38 43-75 65-113 13-54 26-107 38-161 2-59 3-118 5-176-9-71-17-141-26-211-19-49-37-97-56-145-41-45-83-90-124-135-68-19-135-37-203-55-88-10-176-20-263-29-72 1-144 2-215 3-64-3-128-7-192-10-92 13-184 26-276 39-55 25-110 50-166 76-25 22-50 44-75 67-27 54-53 107-80 161-9 68-18 135-27 203 1-5 3-9 4-14z">
          <text:p/>
        </draw:path>
        <draw:path draw:style-name="gr3" draw:text-style-name="P1" draw:layer="layout" svg:width="2.783cm" svg:height="2.106cm" svg:x="6.737cm" svg:y="5.781cm" svg:viewBox="0 0 2784 2107" svg:d="m7 896c-13 174 2 292 4 438 26 116 52 233 79 349 71 84 143 168 215 252 110 31 221 62 332 92 119 24 238 47 357 70 146 3 291 7 437 10 209-19 419-38 628-57 117-37 234-74 352-112 66-67 132-135 198-202 35-63 70-127 105-190 21-90 42-181 63-271 2-99 4-198 7-296-14-119-28-237-42-356-30-81-61-162-91-243-68-76-136-152-203-228-111-30-222-61-332-92-144-16-287-32-431-48-117 1-234 3-351 5-105-6-209-11-314-17-150 22-300 44-450 66-91 42-181 85-272 127-41 38-82 75-123 113-44 90-87 181-130 271-15 114-30 228-45 342 2-8 4-16 7-23z">
          <text:p/>
        </draw:path>
        <draw:path draw:style-name="gr3" draw:text-style-name="P1" draw:layer="layout" svg:width="3.147cm" svg:height="2.411cm" svg:x="6.534cm" svg:y="5.648cm" svg:viewBox="0 0 3148 2412" svg:d="m7 1026c-14 199 3 334 5 501 30 133 60 266 89 400 81 96 162 192 243 288 126 35 251 70 376 106 135 26 269 53 404 79 165 4 330 8 494 12 237-22 474-43 711-65 132-43 265-86 397-128 75-78 150-155 224-232 40-73 80-145 119-217 24-104 48-207 72-311 2-113 5-226 7-339-15-135-31-271-47-407-34-92-69-185-103-278-77-87-153-174-230-261-125-35-250-70-375-106-163-18-325-36-487-55-133 2-265 4-397 6-119-6-237-13-355-19-170 25-340 50-509 75-103 49-205 97-308 146-46 43-93 86-140 129-49 104-97 207-146 311-17 130-34 260-51 391 2-9 5-18 7-26z">
          <text:p/>
        </draw:path>
        <draw:path draw:style-name="gr3" draw:text-style-name="P1" draw:layer="layout" svg:width="3.543cm" svg:height="2.663cm" svg:x="6.331cm" svg:y="5.516cm" svg:viewBox="0 0 3544 2664" svg:d="m9 1132c-17 221 3 370 4 555 34 147 68 294 101 441 91 106 183 212 274 318 141 39 282 78 423 117 151 29 303 58 454 88 186 4 372 9 557 13 267-24 533-48 800-72 149-47 298-94 448-142 82-58 164-116 246-175 46-106 93-213 140-320 26-114 53-229 80-344 3-124 5-249 8-373-17-150-35-300-53-450-31-122-62-243-93-365-89-94-178-187-267-280-146-23-292-45-438-68-182-20-365-40-547-60-149 2-299 4-448 6-133-7-266-14-399-21-191 28-382 56-574 83-104 33-209 65-314 97-63 69-126 138-189 207-55 114-110 229-165 343-19 144-38 288-57 431 3-9 6-19 9-29z">
          <text:p/>
        </draw:path>
        <draw:path draw:style-name="gr3" draw:text-style-name="P1" draw:layer="layout" svg:width="3.853cm" svg:height="2.951cm" svg:x="6.171cm" svg:y="5.347cm" svg:viewBox="0 0 3854 2952" svg:d="m9 1246c-17 245 4 412 6 617 22 161 44 322 66 483 93 146 185 292 277 438 172 36 343 72 514 109 168 15 336 30 504 45 202 5 404 10 605 14 290-26 580-53 870-79 186-38 373-75 559-112 101-100 201-201 301-302 33-97 65-194 98-291 12-130 24-259 36-389 3-139 6-278 9-417-19-167-38-334-57-501-33-133-66-267-100-401-85-102-170-204-255-306-171-29-342-58-512-87-199-22-398-45-597-67-162 2-324 5-486 7-139 1-279 2-418 3-214 22-427 44-640 66-97 34-195 68-292 101-86 48-172 96-258 144-59 159-118 317-177 476-21 160-41 320-62 481 3-11 6-22 9-32z">
          <text:p/>
        </draw:path>
        <draw:path draw:style-name="gr3" draw:text-style-name="P1" draw:layer="layout" svg:width="3.853cm" svg:height="2.951cm" svg:x="6.171cm" svg:y="5.348cm" svg:viewBox="0 0 3854 2952" svg:d="m9 1246c-17 245 4 412 6 617 22 161 44 322 66 483 93 146 185 292 277 438 172 36 343 72 514 109 168 15 336 30 504 45 202 5 404 10 605 14 290-26 580-53 870-79 186-38 373-75 559-112 101-100 201-201 301-302 33-97 65-194 98-291 12-130 24-259 36-389 3-139 6-278 9-417-19-167-38-334-57-501-33-133-66-267-100-401-85-102-170-204-255-306-171-29-342-58-512-87-199-22-398-45-597-67-162 2-324 5-486 7-139 1-279 2-418 3-214 22-427 44-640 66-97 34-195 68-292 101-86 48-172 96-258 144-59 159-118 317-177 476-21 160-41 320-62 481 3-11 6-22 9-32z">
          <text:p/>
        </draw:path>
        <draw:path draw:style-name="gr3" draw:text-style-name="P1" draw:layer="layout" svg:width="4.207cm" svg:height="3.227cm" svg:x="5.999cm" svg:y="5.203cm" svg:viewBox="0 0 4208 3228" svg:d="m10 1362c-19 268 4 451 6 676 39 216 79 432 119 649 85 119 171 238 256 357 187 40 374 79 561 119 184 16 367 33 550 49 220 6 441 11 661 16 316-29 633-58 949-87 196-30 391-60 587-90 93-66 186-131 279-197 60-161 120-323 180-484 13-142 26-283 40-425 3-152 6-304 10-455-14-168-28-335-41-502-25-167-49-335-73-503-113-105-225-211-337-316-186-32-373-64-559-95-217-25-434-49-651-74-177 2-354 5-531 7-152 2-304 3-456 5-233 24-466 47-699 71-106 37-212 74-318 111-94 52-188 105-282 157-61 143-122 286-184 429-26 206-51 411-77 617 3-12 7-23 10-35z">
          <text:p/>
        </draw:path>
        <draw:path draw:style-name="gr5" draw:text-style-name="P1" draw:layer="layout" svg:width="1.339cm" svg:height="0.985cm" svg:x="7.469cm" svg:y="2.885cm" svg:viewBox="0 0 1340 986" svg:d="m0 489c1-272 302-491 672-489s669 225 668 497-302 491-672 489-669-225-668-497z">
          <text:p/>
        </draw:path>
        <draw:path draw:style-name="gr6" draw:text-style-name="P1" draw:layer="layout" svg:width="2.419cm" svg:height="1.875cm" svg:x="6.914cm" svg:y="2.439cm" svg:viewBox="0 0 2420 1876" svg:d="m6 798c-11 155 2 260 3 390 23 104 46 207 69 311 62 74 125 149 187 224 96 27 192 55 288 82 104 21 207 42 311 62 127 3 253 6 380 9 182-17 364-33 546-50 102-33 204-67 305-100 58-60 115-120 173-180 30-57 61-113 91-169 18-81 37-161 55-242 2-88 4-176 6-264-12-105-24-211-36-316-27-72-53-144-80-216-59-68-117-136-176-203-96-28-193-55-289-83-125-14-249-28-374-43-102 2-204 3-305 5-91-5-182-10-273-15-131 20-261 39-392 59-78 37-157 75-236 113-36 33-71 67-107 100-38 81-76 162-113 242-13 101-26 203-39 304 2-7 4-14 6-20z">
          <text:p/>
        </draw:path>
        <draw:path draw:style-name="gr6" draw:text-style-name="P1" draw:layer="layout" svg:width="2.06cm" svg:height="1.571cm" svg:x="7.085cm" svg:y="2.581cm" svg:viewBox="0 0 2061 1572" svg:d="m5 668c-10 130 2 218 3 327 19 87 39 174 58 261 54 62 107 125 160 187 81 23 163 46 245 70 89 17 177 34 265 51 108 3 216 5 323 8 155-14 310-28 465-42 87-28 174-56 261-84 48-50 97-101 146-151 26-47 52-94 78-141 16-68 31-135 47-203 1-74 3-147 5-221-10-88-21-177-31-265-22-60-45-121-68-181-50-57-100-114-150-170-82-23-164-46-246-69-106-12-212-24-319-36-86 1-173 2-259 3-78-4-155-8-233-12-111 16-222 33-333 49-67 32-134 63-201 95-31 28-61 56-92 84-32 68-64 135-96 203-11 85-22 169-33 254 2-5 3-11 5-17z">
          <text:p/>
        </draw:path>
        <draw:path draw:style-name="gr6" draw:text-style-name="P1" draw:layer="layout" svg:width="1.702cm" svg:height="1.275cm" svg:x="7.267cm" svg:y="2.736cm" svg:viewBox="0 0 1703 1276" svg:d="m4 542c-8 106 2 177 2 266 17 70 33 140 49 211 44 51 88 101 131 152 68 19 136 38 204 56 72 14 145 28 218 42 89 2 178 5 267 7 128-12 256-23 384-35 72-22 144-45 215-67 41-41 81-82 121-123 22-38 43-77 65-115 13-55 26-109 38-164 2-60 3-120 5-179-9-72-17-144-26-216-19-49-37-98-56-147-41-46-83-92-124-138-68-18-135-37-203-56-88-10-176-19-263-29-72 1-144 2-215 3-64-3-128-7-192-10-92 13-184 27-276 40-55 25-110 51-166 77-25 23-50 45-75 68-27 55-53 110-80 164-9 69-18 138-27 207 1-5 3-9 4-14z">
          <text:p/>
        </draw:path>
        <draw:path draw:style-name="gr6" draw:text-style-name="P1" draw:layer="layout" svg:width="2.783cm" svg:height="2.145cm" svg:x="6.752cm" svg:y="2.304cm" svg:viewBox="0 0 2784 2146" svg:d="m7 912c-13 178 2 298 4 447 26 118 52 237 79 355 71 86 143 171 215 257 110 31 221 63 332 94 119 24 238 47 357 71 146 3 291 7 437 10 209-19 419-38 628-58 117-38 234-76 352-114 66-68 132-137 198-206 35-64 70-129 105-193 21-92 42-185 63-277 2-100 4-201 7-301-14-121-28-242-42-362-30-83-61-165-91-248-68-77-136-154-203-232-111-31-222-63-332-94-144-17-287-33-431-49-117 2-234 3-351 5-105-6-209-11-314-17-150 22-300 45-450 67-91 43-181 86-272 129-41 39-82 77-123 116-44 92-87 184-130 276-15 116-30 232-45 348 2-8 4-16 7-24z">
          <text:p/>
        </draw:path>
        <draw:path draw:style-name="gr6" draw:text-style-name="P1" draw:layer="layout" svg:width="3.147cm" svg:height="2.456cm" svg:x="6.549cm" svg:y="2.169cm" svg:viewBox="0 0 3148 2457" svg:d="m7 1045c-14 203 3 340 5 511 30 135 60 271 89 406 81 98 162 196 243 294 126 36 251 72 376 108 135 27 269 54 404 81 165 4 330 8 494 12 237-22 474-44 711-67 132-43 265-86 397-130 75-79 150-158 224-236 40-74 80-148 119-221 24-106 48-211 72-317 2-115 5-230 7-345-15-138-31-276-47-415-34-94-69-188-103-283-77-88-153-177-230-265-125-36-250-73-375-109-163-18-325-37-487-55-133 1-265 3-397 5-119-6-237-13-355-19-170 26-340 51-509 77-103 49-205 99-308 148-46 44-93 88-140 132-49 105-97 211-146 316-17 133-34 265-51 398 2-9 5-18 7-26z">
          <text:p/>
        </draw:path>
        <draw:path draw:style-name="gr6" draw:text-style-name="P1" draw:layer="layout" svg:width="3.543cm" svg:height="2.713cm" svg:x="6.346cm" svg:y="2.033cm" svg:viewBox="0 0 3544 2714" svg:d="m9 1153c-17 225 3 377 4 565 34 150 68 299 101 449 91 108 183 216 274 324 141 40 282 80 423 120 151 29 303 59 454 89 186 4 372 9 557 14 267-25 533-49 800-73 149-49 298-97 448-145 82-59 164-119 246-178 46-109 93-218 140-327 26-116 53-233 80-350 3-127 5-254 8-380-17-153-35-305-53-458-31-124-62-248-93-372-89-96-178-191-267-286-146-23-292-45-438-68-182-21-365-41-547-62-149 2-299 5-448 7-133-8-266-15-399-22-191 28-382 57-574 85-104 33-209 66-314 99-63 70-126 140-189 210-55 116-110 233-165 350-19 146-38 293-57 439 3-10 6-20 9-30z">
          <text:p/>
        </draw:path>
        <draw:path draw:style-name="gr6" draw:text-style-name="P1" draw:layer="layout" svg:width="3.853cm" svg:height="3.006cm" svg:x="6.186cm" svg:y="1.861cm" svg:viewBox="0 0 3854 3007" svg:d="m9 1269c-17 250 4 419 6 629 22 164 44 328 66 491 93 149 185 298 277 447 172 37 343 73 514 110 168 16 336 31 504 46 202 5 404 10 605 15 290-27 580-54 870-81 186-38 373-76 559-113 101-103 201-206 301-309 33-99 65-197 98-296 12-132 24-264 36-396 3-141 6-283 9-424-19-170-38-341-57-511-33-136-66-272-100-408-85-104-170-208-255-312-171-29-342-59-512-88-199-23-398-46-597-69-162 2-324 5-486 7-139 1-279 2-418 4-214 22-427 44-640 67-97 34-195 68-292 103-86 49-172 97-258 146-59 162-118 323-177 485-21 163-41 326-62 489 3-10 6-21 9-32z">
          <text:p/>
        </draw:path>
        <draw:path draw:style-name="gr6" draw:text-style-name="P1" draw:layer="layout" svg:width="3.853cm" svg:height="3.006cm" svg:x="6.186cm" svg:y="1.862cm" svg:viewBox="0 0 3854 3007" svg:d="m9 1269c-17 250 4 419 6 629 22 164 44 328 66 491 93 149 185 298 277 447 172 37 343 73 514 110 168 16 336 31 504 46 202 5 404 10 605 15 290-27 580-54 870-81 186-38 373-76 559-113 101-103 201-206 301-309 33-99 65-197 98-296 12-132 24-264 36-396 3-141 6-283 9-424-19-170-38-341-57-511-33-136-66-272-100-408-85-104-170-208-255-312-171-29-342-59-512-88-199-23-398-46-597-69-162 2-324 5-486 7-139 1-279 2-418 4-214 22-427 44-640 67-97 34-195 68-292 103-86 49-172 97-258 146-59 162-118 323-177 485-21 163-41 326-62 489 3-10 6-21 9-32z">
          <text:p/>
        </draw:path>
        <draw:path draw:style-name="gr6" draw:text-style-name="P1" draw:layer="layout" svg:width="4.207cm" svg:height="3.287cm" svg:x="6.014cm" svg:y="1.715cm" svg:viewBox="0 0 4208 3288" svg:d="m10 1387c-19 274 4 459 6 689 39 220 79 440 119 660 85 122 171 243 256 365 187 40 374 80 561 120 184 17 367 34 550 51 220 5 441 11 661 16 316-29 633-59 949-89 196-30 391-61 587-91 93-67 186-134 279-201 60-164 120-329 180-493 13-144 26-288 40-432 3-155 6-310 10-465-14-170-28-340-41-510-25-171-49-342-73-513-113-107-225-215-337-322-186-33-373-65-559-97-217-25-434-50-651-75-177 3-354 5-531 8-152 1-304 3-456 4-233 24-466 48-699 73-106 37-212 75-318 112-94 54-188 107-282 161-61 146-122 291-184 437-26 209-51 418-77 628 3-12 7-24 10-36z">
          <text:p/>
        </draw:path>
        <draw:path draw:style-name="gr2" draw:text-style-name="P1" draw:layer="layout" svg:width="0.631cm" svg:height="2.052cm" svg:x="11.41cm" svg:y="4.032cm" svg:viewBox="0 0 632 2053" svg:d="m320 0c175 3 314 465 312 1031s-146 1025-321 1022-314-465-311-1032 146-1024 320-1021z">
          <text:p/>
        </draw:path>
        <draw:path draw:style-name="gr3" draw:text-style-name="P1" draw:layer="layout" svg:width="1.203cm" svg:height="3.704cm" svg:x="11.126cm" svg:y="3.183cm" svg:viewBox="0 0 1204 3705" svg:d="m695 9c-99-18-166 2-250 3-66 35-133 70-199 104-48 95-96 190-144 285-18 147-36 294-54 442-14 158-27 316-41 475-2 194-5 388-7 582 10 278 20 557 31 836 21 156 42 312 63 468 38 88 76 176 115 264 36 47 72 94 108 141 51 29 103 57 154 86 57 3 113 6 169 10 68-18 136-36 203-54 47-40 93-80 139-121 44-89 87-179 131-269 18-147 36-294 54-441 9-191 19-382 28-573 0-156-1-312-1-467 3-140 6-279 10-418-12-200-24-400-36-600-24-121-48-241-72-362-22-55-43-110-64-165-52-58-103-116-155-174-65-20-130-41-195-61 5 3 9 6 13 9z">
          <text:p/>
        </draw:path>
        <draw:path draw:style-name="gr3" draw:text-style-name="P1" draw:layer="layout" svg:width="1.008cm" svg:height="3.154cm" svg:x="11.23cm" svg:y="3.446cm" svg:viewBox="0 0 1009 3155" svg:d="m583 7c-83-15-140 2-210 3-56 30-111 59-167 89-40 81-80 162-121 243-15 125-30 250-45 376-11 135-23 270-34 404-2 166-4 331-6 496 9 237 17 475 26 712 17 133 35 266 52 399 32 75 65 150 97 225 30 40 60 80 90 120 43 24 87 48 130 72 47 3 94 6 141 9 57-15 114-30 170-45 39-35 78-69 117-104 36-76 73-152 109-229 15-125 30-250 46-376 8-162 16-325 24-488-1-132-2-265-2-398 3-118 6-237 9-355-10-171-21-341-31-511-20-103-40-206-60-308-18-47-36-94-54-141-43-49-86-99-129-148-54-17-109-35-163-52 4 2 7 5 11 7z">
          <text:p/>
        </draw:path>
        <draw:path draw:style-name="gr3" draw:text-style-name="P1" draw:layer="layout" svg:width="0.818cm" svg:height="2.606cm" svg:x="11.32cm" svg:y="3.724cm" svg:viewBox="0 0 819 2607" svg:d="m473 6c-68-12-113 2-170 3-45 24-90 48-136 73-32 67-65 134-98 200-12 104-24 208-36 311-10 112-19 223-28 334-2 137-3 273-5 410 7 196 14 392 21 588 14 110 28 220 42 330 27 62 53 124 79 186 24 33 49 66 73 99 35 20 70 40 105 59 39 3 77 5 115 8 46-13 92-26 138-38 32-28 63-57 95-85 29-63 59-126 88-190 13-103 25-207 37-310 7-135 13-269 20-403-1-110-1-220-2-329 3-98 5-196 8-294-9-141-17-281-25-422-16-85-33-170-49-255-14-38-29-77-43-116-35-41-71-81-106-122-44-14-88-29-132-43 3 2 6 4 9 6z">
          <text:p/>
        </draw:path>
        <draw:path draw:style-name="gr3" draw:text-style-name="P1" draw:layer="layout" svg:width="1.376cm" svg:height="4.261cm" svg:x="11.039cm" svg:y="2.936cm" svg:viewBox="0 0 1377 4262" svg:d="m796 10c-114-20-191 3-287 4-76 40-152 80-228 120-55 109-110 218-165 327-20 170-41 339-61 508-16 183-31 365-47 547-3 223-5 446-8 669 12 321 23 642 35 962 24 180 48 359 72 539 44 101 88 203 132 304 41 54 82 108 123 162 59 33 118 65 177 98 65 4 129 8 193 12 78-21 155-41 233-62 53-46 106-92 159-139 49-103 99-206 149-309 21-170 41-339 62-508 11-220 22-440 32-659 0-180-1-359-2-538 4-160 8-320 12-480-14-230-27-460-41-690-28-139-55-278-82-417-25-63-49-126-74-190-59-66-118-133-177-200-74-23-148-47-222-70 5 3 10 7 15 10z">
          <text:p/>
        </draw:path>
        <draw:path draw:style-name="gr3" draw:text-style-name="P1" draw:layer="layout" svg:width="1.575cm" svg:height="4.819cm" svg:x="10.927cm" svg:y="2.625cm" svg:viewBox="0 0 1576 4820" svg:d="m910 11c-130-23-218 3-327 5-87 45-174 90-261 135-63 124-126 247-189 371-23 191-47 383-71 574-17 206-35 412-53 618-3 253-6 505-9 757 13 363 27 726 40 1088 28 203 55 406 83 610 50 114 100 229 150 344 47 61 94 122 142 183 67 37 135 74 202 111 74 4 148 9 222 13 88-23 177-46 265-70 61-52 122-104 182-157 57-117 114-233 171-350 24-191 47-383 71-575 12-248 25-496 37-745-1-202-1-405-2-608 4-181 9-362 13-543-15-260-31-520-47-780-31-157-63-314-94-472-28-71-56-143-84-214-68-76-135-151-203-227-85-26-170-53-254-79 5 4 11 8 16 11z">
          <text:p/>
        </draw:path>
        <draw:path draw:style-name="gr3" draw:text-style-name="P1" draw:layer="layout" svg:width="1.74cm" svg:height="5.425cm" svg:x="10.849cm" svg:y="2.314cm" svg:viewBox="0 0 1741 5426" svg:d="m1006 13c-144-26-241 3-362 5-96 51-192 101-288 152-70 139-139 278-209 418-26 215-52 431-78 647-19 231-39 463-58 695-4 284-7 569-11 853 15 408 29 816 44 1224 31 229 61 458 91 687 38 126 76 251 114 377 69 72 139 144 209 216 74 42 149 83 224 125 81 5 162 10 244 14 98-26 195-52 293-78 80-48 160-95 239-142 62-136 123-272 184-408 15-223 30-446 45-669 14-279 28-559 42-838-1-228-2-457-3-685 5-204 10-408 15-611-17-293-35-586-52-879-21-161-42-321-63-482-44-97-89-194-134-290-74-85-149-170-224-255-93-30-187-59-281-89 6 4 13 9 19 13z">
          <text:p/>
        </draw:path>
        <draw:path draw:style-name="gr3" draw:text-style-name="P1" draw:layer="layout" svg:width="1.926cm" svg:height="5.9cm" svg:x="10.771cm" svg:y="2.069cm" svg:viewBox="0 0 1927 5901" svg:d="m1121 14c-161-28-269 4-404 6-105 33-210 66-315 99-95 141-191 282-287 422-24 262-48 525-72 787-11 257-21 514-31 771-4 309-8 617-12 926 16 444 33 888 49 1332 24 286 47 572 71 857 66 154 131 308 197 462 63 50 126 101 190 151 84 19 168 39 253 58 91 5 181 11 272 16 109-28 218-56 328-85 87-50 174-100 262-151 67-130 133-260 200-390 20-261 39-522 59-783 15-305 30-609 46-914-1-247-2-495-3-743-1-214-1-427-1-641-14-327-28-653-41-980-22-149-44-299-65-448-31-132-62-263-93-395-104-91-207-182-310-274-105-32-210-65-314-97 7 5 14 10 21 14z">
          <text:p/>
        </draw:path>
        <draw:path draw:style-name="gr3" draw:text-style-name="P1" draw:layer="layout" svg:width="1.926cm" svg:height="5.9cm" svg:x="10.77cm" svg:y="2.069cm" svg:viewBox="0 0 1927 5901" svg:d="m1121 14c-161-28-269 4-404 6-105 33-210 66-315 99-95 141-191 282-287 422-24 262-48 525-72 787-11 257-21 514-31 771-4 309-8 617-12 926 16 444 33 888 49 1332 24 286 47 572 71 857 66 154 131 308 197 462 63 50 126 101 190 151 84 19 168 39 253 58 91 5 181 11 272 16 109-28 218-56 328-85 87-50 174-100 262-151 67-130 133-260 200-390 20-261 39-522 59-783 15-305 30-609 46-914-1-247-2-495-3-743-1-214-1-427-1-641-14-327-28-653-41-980-22-149-44-299-65-448-31-132-62-263-93-395-104-91-207-182-310-274-105-32-210-65-314-97 7 5 14 10 21 14z">
          <text:p/>
        </draw:path>
        <draw:path draw:style-name="gr3" draw:text-style-name="P1" draw:layer="layout" svg:width="2.106cm" svg:height="6.441cm" svg:x="10.684cm" svg:y="1.807cm" svg:viewBox="0 0 2107 6442" svg:d="m1225 15c-175-30-294 4-441 6-141 60-282 119-424 179-78 130-156 261-234 391-27 286-53 572-79 858-12 281-23 561-35 842-4 337-8 674-12 1011 18 485 36 970 54 1454 19 300 38 599 57 899 42 143 85 286 127 429 105 92 211 184 316 277 92 21 185 42 277 63 99 6 198 12 298 18 109-20 218-40 327-60 110-36 219-73 329-109 69-172 138-343 208-515 21-285 42-570 63-855 17-332 34-664 51-996-1-271-3-542-4-813 0-233 0-466-1-698-15-357-29-714-44-1071-24-162-48-325-71-488-34-144-68-288-102-432-94-94-187-189-280-284-134-40-268-81-402-121 7 5 15 10 22 15z">
          <text:p/>
        </draw:path>
        <draw:path draw:style-name="gr5" draw:text-style-name="P1" draw:layer="layout" svg:width="0.64cm" svg:height="2.095cm" svg:x="13.578cm" svg:y="4.065cm" svg:viewBox="0 0 641 2096" svg:d="m325 0c177 3 319 474 316 1053s-148 1046-325 1043-319-474-316-1053 148-1046 325-1043z">
          <text:p/>
        </draw:path>
        <draw:path draw:style-name="gr6" draw:text-style-name="P1" draw:layer="layout" svg:width="1.22cm" svg:height="3.783cm" svg:x="13.29cm" svg:y="3.197cm" svg:viewBox="0 0 1221 3784" svg:d="m706 9c-101-18-170 2-254 3-68 36-135 71-203 107-48 97-97 194-146 291-18 150-36 300-55 451-13 161-27 323-41 485-2 198-5 396-7 594 10 285 21 570 31 854 21 160 43 319 64 479 39 90 78 180 117 270 36 48 73 96 109 144 53 29 105 58 157 87 57 3 115 7 172 10 68-18 137-36 206-54 47-42 94-83 141-124 44-92 88-183 132-275 18-150 37-301 55-451 9-195 19-390 29-585-1-159-1-318-2-477 3-143 7-285 10-427-12-204-24-408-36-612-25-124-49-247-73-370-22-57-44-113-65-169-53-59-105-118-157-178-66-20-132-41-198-62 5 3 9 6 14 9z">
          <text:p/>
        </draw:path>
        <draw:path draw:style-name="gr6" draw:text-style-name="P1" draw:layer="layout" svg:width="1.022cm" svg:height="3.222cm" svg:x="13.395cm" svg:y="3.465cm" svg:viewBox="0 0 1023 3223" svg:d="m591 8c-84-16-142 2-213 3-56 30-112 60-169 90-41 83-82 165-123 248-15 128-30 256-45 384-12 138-23 276-35 413-2 169-4 338-6 507 9 242 17 485 26 727 18 136 36 272 53 407 33 77 66 154 98 230 31 41 61 82 92 123 44 25 88 49 132 74 47 3 95 6 143 9 58-16 115-31 173-47 39-35 78-70 118-105 37-78 74-156 111-234 15-128 30-256 46-384 8-166 16-333 24-499 0-135-1-271-2-406 3-121 6-242 9-363-10-174-20-348-30-522-21-105-41-210-61-315-19-48-37-96-55-144-44-50-88-101-131-151-56-18-111-35-166-53 4 3 8 5 11 8z">
          <text:p/>
        </draw:path>
        <draw:path draw:style-name="gr6" draw:text-style-name="P1" draw:layer="layout" svg:width="0.829cm" svg:height="2.661cm" svg:x="13.487cm" svg:y="3.749cm" svg:viewBox="0 0 830 2662" svg:d="m480 6c-69-12-115 2-173 3-46 25-91 50-137 75-33 68-67 136-100 204-12 106-25 212-37 318-9 114-19 227-28 341-2 140-3 279-5 418 7 201 14 401 21 601 15 113 29 225 43 337 27 63 53 127 80 190 25 34 49 67 74 101 36 21 71 41 107 61 39 3 78 5 116 7 47-12 94-25 140-38 32-29 64-58 96-87 30-64 60-129 90-193 13-106 25-212 38-318 6-137 13-274 19-412 0-111 0-223-1-335 3-100 5-200 7-301-8-143-16-287-25-430-16-87-33-174-49-261-15-39-30-79-44-118-36-42-71-84-107-125-45-15-89-29-134-44 3 2 6 4 9 6z">
          <text:p/>
        </draw:path>
        <draw:path draw:style-name="gr6" draw:text-style-name="P1" draw:layer="layout" svg:width="1.396cm" svg:height="4.352cm" svg:x="13.202cm" svg:y="2.944cm" svg:viewBox="0 0 1397 4353" svg:d="m807 10c-115-20-194 3-290 4-77 41-155 82-232 123-55 111-111 223-167 334-21 173-42 346-63 519-15 186-31 372-47 559-2 227-5 455-8 683 12 328 24 655 36 983 24 183 48 367 73 550 44 103 89 207 133 311 42 55 84 110 125 165 60 34 120 67 180 100 65 4 131 8 196 12 79-21 157-42 236-63 53-47 107-94 161-142 50-105 101-211 151-316 21-173 42-346 63-519 11-224 22-449 33-673 0-183-1-366-2-549 4-164 8-327 12-491-14-235-28-470-42-704-28-142-55-284-83-426-25-65-50-129-75-194-60-68-119-136-179-204-75-24-151-48-226-72 5 3 10 7 15 10z">
          <text:p/>
        </draw:path>
        <draw:path draw:style-name="gr7" draw:text-style-name="P1" draw:layer="layout" svg:width="0.235cm" svg:height="0.048cm" draw:transform="skewX (-0.021816615649925) rotate (3.12885175004964) translate (14.0682385867951cm 5.12451685756724cm)" svg:viewBox="0 0 236 49" svg:d="m1-9890c-1 16-1 32-1 48 78 0 157 0 235 1 1-16 1-32 1-48-78 0-157 0-235-1z">
          <text:p/>
        </draw:path>
        <draw:path draw:style-name="gr6" draw:text-style-name="P1" draw:layer="layout" svg:width="1.598cm" svg:height="4.922cm" svg:x="13.088cm" svg:y="2.626cm" svg:viewBox="0 0 1599 4923" svg:d="m924 12c-132-24-222 3-333 4-88 46-176 92-264 138-64 126-128 253-192 379-24 195-48 391-72 587-18 210-36 421-54 631-3 258-6 516-9 773 14 371 27 741 41 1112 28 207 55 414 83 622 51 117 102 234 153 351 48 63 96 125 144 188 68 37 137 75 205 113 75 4 150 9 225 13 90-23 179-47 269-71 62-53 123-107 185-160 58-120 116-239 173-358 24-196 48-391 72-587 13-254 25-507 38-761-1-207-2-414-3-621 5-185 10-370 14-555-16-266-32-531-48-797-32-160-64-321-95-481-29-74-57-147-86-220-68-77-137-154-205-231-86-27-172-54-259-81 6 4 12 8 18 12z">
          <text:p/>
        </draw:path>
        <draw:path draw:style-name="gr6" draw:text-style-name="P1" draw:layer="layout" svg:width="1.765cm" svg:height="5.542cm" svg:x="13.009cm" svg:y="2.308cm" svg:viewBox="0 0 1766 5543" svg:d="m1021 13c-146-26-245 4-368 5-97 52-195 104-292 155-71 143-141 285-212 427-26 220-52 441-79 661-20 237-39 474-59 710-4 291-7 581-11 872 15 416 30 833 45 1250 31 234 62 467 92 701 39 129 77 258 116 386 70 74 141 147 211 220 76 43 152 85 228 128 82 5 165 10 247 15 99-27 199-54 298-81 81-48 162-96 243-145 62-138 124-277 186-416 15-228 31-455 46-683 14-286 28-571 42-856-1-234-2-467-3-700 5-208 10-416 15-625-17-299-35-598-53-897-21-164-42-328-63-492-45-99-91-198-136-297-76-87-152-173-227-260-95-30-191-61-286-91 7 4 13 9 20 13z">
          <text:p/>
        </draw:path>
        <draw:path draw:style-name="gr6" draw:text-style-name="P1" draw:layer="layout" svg:width="1.954cm" svg:height="6.027cm" svg:x="12.93cm" svg:y="2.058cm" svg:viewBox="0 0 1955 6028" svg:d="m1137 15c-163-29-273 3-409 5-107 34-213 68-320 102-97 144-194 287-291 431-25 268-49 535-74 803-10 263-21 525-31 788-4 315-8 631-12 946 17 454 33 907 50 1360 24 292 48 584 72 876 66 157 133 315 199 472 65 51 129 103 193 154 86 20 171 39 257 59 92 5 184 11 276 17 111-29 222-58 332-87 89-51 178-103 266-154 68-133 136-266 204-399 20-266 39-533 59-800 15-311 31-622 47-933-1-253-2-506-3-759-1-219-1-437-1-655-14-334-28-667-42-1001-22-153-44-305-66-458-31-134-63-268-94-403-105-93-210-186-315-280-106-33-212-66-318-99 7 5 14 10 21 15z">
          <text:p/>
        </draw:path>
        <draw:path draw:style-name="gr6" draw:text-style-name="P1" draw:layer="layout" svg:width="1.954cm" svg:height="6.027cm" svg:x="12.929cm" svg:y="2.058cm" svg:viewBox="0 0 1955 6028" svg:d="m1137 15c-163-29-273 3-409 5-107 34-213 68-320 102-97 144-194 287-291 431-25 268-49 535-74 803-10 263-21 525-31 788-4 315-8 631-12 946 17 454 33 907 50 1360 24 292 48 584 72 876 66 157 133 315 199 472 65 51 129 103 193 154 86 20 171 39 257 59 92 5 184 11 276 17 111-29 222-58 332-87 89-51 178-103 266-154 68-133 136-266 204-399 20-266 39-533 59-800 15-311 31-622 47-933-1-253-2-506-3-759-1-219-1-437-1-655-14-334-28-667-42-1001-22-153-44-305-66-458-31-134-63-268-94-403-105-93-210-186-315-280-106-33-212-66-318-99 7 5 14 10 21 15z">
          <text:p/>
        </draw:path>
        <draw:path draw:style-name="gr6" draw:text-style-name="P1" draw:layer="layout" svg:width="2.136cm" svg:height="6.579cm" svg:x="12.842cm" svg:y="1.79cm" svg:viewBox="0 0 2137 6580" svg:d="m1243 16c-177-32-298 4-447 6-144 60-287 121-431 182-79 133-158 267-237 400-27 292-54 584-81 876-11 287-23 573-34 860-5 344-9 689-13 1033 18 495 36 990 55 1485 19 306 38 612 57 918 44 146 87 292 130 438 106 94 213 189 320 283 94 22 187 43 281 65 101 6 201 12 302 18 111-20 221-41 332-61 111-37 222-75 334-112 70-175 140-350 210-525 22-291 44-582 65-874 17-339 34-678 51-1018-1-276-2-553-3-829 0-238-1-476-1-714-15-364-30-729-45-1093-24-167-49-333-73-499-34-147-69-294-103-441-95-97-189-193-284-290-136-41-272-83-408-124 8 5 16 10 23 16z">
          <text:p/>
        </draw:path>
        <draw:frame draw:style-name="gr8" draw:text-style-name="P2" draw:layer="layout" svg:width="0.759cm" svg:height="0.998cm" draw:transform="rotate (-1.57603231455177) translate (12.234cm 4.63cm)">
          <draw:text-box>
            <text:p text:style-name="P2">+</text:p>
          </draw:text-box>
        </draw:frame>
        <draw:path draw:style-name="gr5" draw:text-style-name="P1" draw:layer="layout" svg:width="0.687cm" svg:height="1.054cm" svg:x="16.07cm" svg:y="2.801cm" svg:viewBox="0 0 688 1055" svg:d="m344 1055c-190 0-344-236-344-528s154-527 344-527 344 236 344 527-154 528-344 528z">
          <text:p/>
        </draw:path>
        <draw:path draw:style-name="gr6" draw:text-style-name="P1" draw:layer="layout" svg:width="1.307cm" svg:height="1.905cm" svg:x="15.759cm" svg:y="2.388cm" svg:viewBox="0 0 1308 1906" svg:d="m560 1902c109 8 182-3 273-4 72-18 144-37 216-55 52-49 104-98 156-148 19-76 38-152 57-227 14-82 28-164 42-245 1-100 3-200 4-300-12-143-25-286-37-430-24-80-47-160-71-240-42-45-84-90-127-135-39-24-78-48-118-72-56-14-112-28-169-42-61-1-122-3-184-4-73 10-147 19-221 29-50 21-100 42-150 64-47 46-94 93-141 139-19 76-38 152-57 228-9 98-19 196-28 295 1 80 3 160 4 240-3 72-6 143-9 215 14 103 28 206 42 308 27 62 54 124 80 186 24 28 48 56 71 84 57 30 113 59 169 89 71 10 142 19 213 29-5-1-10-3-15-4z">
          <text:p/>
        </draw:path>
        <draw:path draw:style-name="gr6" draw:text-style-name="P1" draw:layer="layout" svg:width="1.095cm" svg:height="1.623cm" svg:x="15.858cm" svg:y="2.535cm" svg:viewBox="0 0 1096 1624" svg:d="m470 1620c90 7 152-2 228-3 60-16 121-32 181-47 44-42 87-84 131-126 15-65 31-130 47-194 12-70 23-139 35-209 1-85 3-170 4-255-10-122-21-244-31-366-20-68-40-136-59-204-36-39-71-77-107-116-33-20-66-40-99-61-47-12-94-24-141-36-52-1-103-2-154-3-62 8-124 17-185 25-43 18-85 36-127 54-39 39-78 79-118 119-16 64-31 129-47 194-8 83-16 167-24 251 1 68 3 136 4 204-3 62-5 123-8 184 12 87 24 175 36 262 22 53 44 106 67 158 19 24 39 48 59 72 47 25 94 50 142 75 59 9 118 17 177 26-4-2-8-3-11-4z">
          <text:p/>
        </draw:path>
        <draw:path draw:style-name="gr6" draw:text-style-name="P1" draw:layer="layout" svg:width="0.889cm" svg:height="1.34cm" svg:x="15.966cm" svg:y="2.674cm" svg:viewBox="0 0 890 1341" svg:d="m381 1338c74 6 123-2 185-2 49-13 98-26 147-39 36-35 71-70 106-104 13-54 26-107 39-160 9-58 19-115 28-173 1-70 2-140 4-210-9-101-17-202-26-303-16-56-32-113-48-169-29-32-58-63-86-95-27-17-54-34-81-50-38-10-76-20-115-30-41-1-83-2-125-3-50 7-100 14-150 21-34 14-68 29-102 44-32 33-64 66-96 98-13 54-26 107-38 161-7 69-13 138-20 207 1 56 2 113 3 169-2 51-4 101-6 151 10 73 19 145 29 217 18 44 36 87 54 131 16 20 32 40 48 59 39 21 77 42 115 62 48 7 97 14 145 21-4-1-7-2-10-3z">
          <text:p/>
        </draw:path>
        <draw:path draw:style-name="gr6" draw:text-style-name="P1" draw:layer="layout" svg:width="1.496cm" svg:height="2.192cm" svg:x="15.665cm" svg:y="2.228cm" svg:viewBox="0 0 1497 2193" svg:d="m641 2188c124 10 208-3 312-4 82-22 165-43 247-64 60-56 119-113 178-170 22-87 44-174 65-262 16-94 32-187 48-281 2-115 4-230 6-345-15-165-29-329-43-494-27-93-54-185-81-277-48-52-97-103-145-155-45-28-90-55-135-83-65-16-129-32-194-49-70-1-140-3-210-4-84 11-169 22-253 34-57 24-115 48-172 73-54 53-108 107-161 160-22 87-43 175-65 262-11 113-22 226-32 339 1 92 3 185 5 277-4 82-7 165-11 247 16 118 32 236 49 355 30 71 61 142 91 213 27 33 54 65 81 97 64 34 129 68 193 102 81 11 162 23 243 34-5-2-11-3-16-5z">
          <text:p/>
        </draw:path>
        <draw:path draw:style-name="gr6" draw:text-style-name="P1" draw:layer="layout" svg:width="1.712cm" svg:height="2.479cm" svg:x="15.571cm" svg:y="2.101cm" svg:viewBox="0 0 1713 2480" svg:d="m734 2475c142 10 238-4 357-5 94-24 189-48 283-72 68-64 136-128 204-192 25-99 49-198 74-297 18-106 37-212 55-318 2-130 4-260 6-390-16-186-33-373-49-559-31-104-62-209-93-313-55-58-110-117-165-176-52-31-104-62-155-93-74-18-148-37-222-55-80-2-160-3-240-5-97 13-193 25-290 38-65 28-131 55-197 83-61 60-123 120-184 181-25 99-50 197-75 296-12 128-24 256-37 384 2 104 4 208 6 313-4 93-8 186-12 279 19 134 37 268 56 401 34 81 69 162 104 242 31 37 62 73 93 110 74 38 148 76 221 115 93 13 186 25 278 38-6-2-12-4-18-5z">
          <text:p/>
        </draw:path>
        <draw:path draw:style-name="gr6" draw:text-style-name="P1" draw:layer="layout" svg:width="1.891cm" svg:height="2.791cm" svg:x="15.477cm" svg:y="1.949cm" svg:viewBox="0 0 1892 2792" svg:d="m810 2786c157 12 263-4 394-6 105-27 209-53 314-80 75-72 150-145 225-217 27-111 54-222 82-333 20-120 40-239 60-359 2-146 5-292 7-439-18-210-36-419-54-629-34-118-68-235-103-353-41-64-83-129-125-193-76-36-152-73-228-109-82-21-164-42-245-62-89-2-177-4-266-6-106 14-213 29-319 43-87 25-173 50-260 75-66 70-132 141-198 211-15 115-31 230-46 345-14 144-27 287-41 431 2 118 4 235 7 353-5 105-9 210-14 314 21 151 41 301 62 452 23 82 46 165 70 248 49 49 98 98 147 148 82 43 164 86 245 129 102 14 205 29 307 43-7-2-14-4-21-6z">
          <text:p/>
        </draw:path>
        <draw:path draw:style-name="gr6" draw:text-style-name="P1" draw:layer="layout" svg:width="2.1cm" svg:height="3.036cm" svg:x="15.353cm" svg:y="1.831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draw:path>
        <draw:path draw:style-name="gr6" draw:text-style-name="P1" draw:layer="layout" svg:width="2.1cm" svg:height="3.036cm" svg:x="15.354cm" svg:y="1.831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draw:path>
        <draw:path draw:style-name="gr6" draw:text-style-name="P1" draw:layer="layout" svg:width="2.296cm" svg:height="3.314cm" svg:x="15.251cm" svg:y="1.688cm" svg:viewBox="0 0 2297 3315" svg:d="m979 3307c190 15 320-4 480-6 154-32 307-64 461-96 84-68 169-135 253-203 28-148 55-295 82-442 11-145 22-289 33-434 3-173 6-347 9-520-22-249-44-498-66-748-22-154-44-308-66-462-47-73-94-146-141-219-115-47-230-93-345-140-101-10-202-20-302-30-108-3-216-5-324-7-119 11-238 22-357 34-119 19-238 39-357 59-75 88-149 177-224 266-22 147-43 294-65 440-17 171-33 343-50 514 2 139 5 278 7 418 2 119 4 239 5 359 18 183 36 367 54 550 26 84 53 167 80 251 38 74 75 147 113 221 102 48 204 96 306 144 146 20 292 39 438 59-8-3-16-5-24-8z">
          <text:p/>
        </draw:path>
        <draw:path draw:style-name="gr7" draw:text-style-name="P1" draw:layer="layout" svg:width="0.235cm" svg:height="0.047cm" draw:transform="skewX (-0.021816615649925) rotate (3.12885175004964) translate (16.5682385867951cm 3.36951685756724cm)" svg:viewBox="0 0 236 48" svg:d="m1-6316c-1 15-1 31-1 47 78 0 157 1 235 1 1-16 1-31 1-47-78-1-157-1-235-1z">
          <text:p/>
        </draw:path>
        <draw:line draw:style-name="gr9" draw:text-style-name="P1" draw:layer="layout" svg:x1="5.876cm" svg:y1="5.099cm" svg:x2="10.298cm" svg:y2="5.099cm">
          <text:p/>
        </draw:line>
        <draw:path draw:style-name="gr5" draw:text-style-name="P1" draw:layer="layout" svg:width="0.687cm" svg:height="1.054cm" svg:x="18.426cm" svg:y="6.287cm" svg:viewBox="0 0 688 1055" svg:d="m344 1055c-190 0-344-236-344-528s154-527 344-527 344 236 344 527-154 528-344 528z">
          <text:p/>
        </draw:path>
        <draw:path draw:style-name="gr6" draw:text-style-name="P1" draw:layer="layout" svg:width="1.307cm" svg:height="1.905cm" svg:x="18.115cm" svg:y="5.874cm" svg:viewBox="0 0 1308 1906" svg:d="m560 1902c109 8 182-3 273-4 72-18 144-37 216-55 52-49 104-98 156-148 19-76 38-152 57-227 14-82 28-164 42-245 1-100 3-200 4-300-12-143-25-286-37-430-24-80-47-160-71-240-42-45-84-90-127-135-39-24-78-48-118-72-56-14-112-28-169-42-61-1-122-3-184-4-73 10-147 19-221 29-50 21-100 42-150 64-47 46-94 93-141 139-19 76-38 152-57 228-9 98-19 196-28 295 1 80 3 160 4 240-3 72-6 143-9 215 14 103 28 206 42 308 27 62 54 124 80 186 24 28 48 56 71 84 57 30 113 59 169 89 71 10 142 19 213 29-5-1-10-3-15-4z">
          <text:p/>
        </draw:path>
        <draw:path draw:style-name="gr6" draw:text-style-name="P1" draw:layer="layout" svg:width="1.095cm" svg:height="1.623cm" svg:x="18.214cm" svg:y="6.021cm" svg:viewBox="0 0 1096 1624" svg:d="m470 1620c90 7 152-2 228-3 60-16 121-32 181-47 44-42 87-84 131-126 15-65 31-130 47-194 12-70 23-139 35-209 1-85 3-170 4-255-10-122-21-244-31-366-20-68-40-136-59-204-36-39-71-77-107-116-33-20-66-40-99-61-47-12-94-24-141-36-52-1-103-2-154-3-62 8-124 17-185 25-43 18-85 36-127 54-39 39-78 79-118 119-16 64-31 129-47 194-8 83-16 167-24 251 1 68 3 136 4 204-3 62-5 123-8 184 12 87 24 175 36 262 22 53 44 106 67 158 19 24 39 48 59 72 47 25 94 50 142 75 59 9 118 17 177 26-4-2-8-3-11-4z">
          <text:p/>
        </draw:path>
        <draw:path draw:style-name="gr6" draw:text-style-name="P1" draw:layer="layout" svg:width="0.889cm" svg:height="1.34cm" svg:x="18.322cm" svg:y="6.16cm" svg:viewBox="0 0 890 1341" svg:d="m381 1338c74 6 123-2 185-2 49-13 98-26 147-39 36-35 71-70 106-104 13-54 26-107 39-160 9-58 19-115 28-173 1-70 2-140 4-210-9-101-17-202-26-303-16-56-32-113-48-169-29-32-58-63-86-95-27-17-54-34-81-50-38-10-76-20-115-30-41-1-83-2-125-3-50 7-100 14-150 21-34 14-68 29-102 44-32 33-64 66-96 98-13 54-26 107-38 161-7 69-13 138-20 207 1 56 2 113 3 169-2 51-4 101-6 151 10 73 19 145 29 217 18 44 36 87 54 131 16 20 32 40 48 59 39 21 77 42 115 62 48 7 97 14 145 21-4-1-7-2-10-3z">
          <text:p/>
        </draw:path>
        <draw:path draw:style-name="gr6" draw:text-style-name="P1" draw:layer="layout" svg:width="1.496cm" svg:height="2.192cm" svg:x="18.021cm" svg:y="5.714cm" svg:viewBox="0 0 1497 2193" svg:d="m641 2188c124 10 208-3 312-4 82-22 165-43 247-64 60-56 119-113 178-170 22-87 44-174 65-262 16-94 32-187 48-281 2-115 4-230 6-345-15-165-29-329-43-494-27-93-54-185-81-277-48-52-97-103-145-155-45-28-90-55-135-83-65-16-129-32-194-49-70-1-140-3-210-4-84 11-169 22-253 34-57 24-115 48-172 73-54 53-108 107-161 160-22 87-43 175-65 262-11 113-22 226-32 339 1 92 3 185 5 277-4 82-7 165-11 247 16 118 32 236 49 355 30 71 61 142 91 213 27 33 54 65 81 97 64 34 129 68 193 102 81 11 162 23 243 34-5-2-11-3-16-5z">
          <text:p/>
        </draw:path>
        <draw:path draw:style-name="gr6" draw:text-style-name="P1" draw:layer="layout" svg:width="1.712cm" svg:height="2.479cm" svg:x="17.927cm" svg:y="5.587cm" svg:viewBox="0 0 1713 2480" svg:d="m734 2475c142 10 238-4 357-5 94-24 189-48 283-72 68-64 136-128 204-192 25-99 49-198 74-297 18-106 37-212 55-318 2-130 4-260 6-390-16-186-33-373-49-559-31-104-62-209-93-313-55-58-110-117-165-176-52-31-104-62-155-93-74-18-148-37-222-55-80-2-160-3-240-5-97 13-193 25-290 38-65 28-131 55-197 83-61 60-123 120-184 181-25 99-50 197-75 296-12 128-24 256-37 384 2 104 4 208 6 313-4 93-8 186-12 279 19 134 37 268 56 401 34 81 69 162 104 242 31 37 62 73 93 110 74 38 148 76 221 115 93 13 186 25 278 38-6-2-12-4-18-5z">
          <text:p/>
        </draw:path>
        <draw:path draw:style-name="gr6" draw:text-style-name="P1" draw:layer="layout" svg:width="1.891cm" svg:height="2.791cm" svg:x="17.833cm" svg:y="5.435cm" svg:viewBox="0 0 1892 2792" svg:d="m810 2786c157 12 263-4 394-6 105-27 209-53 314-80 75-72 150-145 225-217 27-111 54-222 82-333 20-120 40-239 60-359 2-146 5-292 7-439-18-210-36-419-54-629-34-118-68-235-103-353-41-64-83-129-125-193-76-36-152-73-228-109-82-21-164-42-245-62-89-2-177-4-266-6-106 14-213 29-319 43-87 25-173 50-260 75-66 70-132 141-198 211-15 115-31 230-46 345-14 144-27 287-41 431 2 118 4 235 7 353-5 105-9 210-14 314 21 151 41 301 62 452 23 82 46 165 70 248 49 49 98 98 147 148 82 43 164 86 245 129 102 14 205 29 307 43-7-2-14-4-21-6z">
          <text:p/>
        </draw:path>
        <draw:path draw:style-name="gr10" draw:text-style-name="P1" draw:layer="layout" svg:width="2.1cm" svg:height="3.036cm" svg:x="17.709cm" svg:y="5.317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draw:path>
        <draw:path draw:style-name="gr6" draw:text-style-name="P1" draw:layer="layout" svg:width="2.1cm" svg:height="3.036cm" svg:x="17.71cm" svg:y="5.317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draw:path>
        <draw:path draw:style-name="gr6" draw:text-style-name="P1" draw:layer="layout" svg:width="2.296cm" svg:height="3.314cm" svg:x="17.607cm" svg:y="5.174cm" svg:viewBox="0 0 2297 3315" svg:d="m979 3307c190 15 320-4 480-6 154-32 307-64 461-96 84-68 169-135 253-203 28-148 55-295 82-442 11-145 22-289 33-434 3-173 6-347 9-520-22-249-44-498-66-748-22-154-44-308-66-462-47-73-94-146-141-219-115-47-230-93-345-140-101-10-202-20-302-30-108-3-216-5-324-7-119 11-238 22-357 34-119 19-238 39-357 59-75 88-149 177-224 266-22 147-43 294-65 440-17 171-33 343-50 514 2 139 5 278 7 418 2 119 4 239 5 359 18 183 36 367 54 550 26 84 53 167 80 251 38 74 75 147 113 221 102 48 204 96 306 144 146 20 292 39 438 59-8-3-16-5-24-8z">
          <text:p/>
        </draw:path>
        <draw:path draw:style-name="gr7" draw:text-style-name="P1" draw:layer="layout" svg:width="0.235cm" svg:height="0.048cm" draw:transform="skewX (-0.021816615649925) rotate (3.12885175004964) translate (18.9242385867951cm 6.85551685756724cm)" svg:viewBox="0 0 236 49" svg:d="m1-13228c-1 16-1 32-1 48 78 0 157 0 235 1 1-16 1-32 1-48-78 0-157 0-235-1z">
          <text:p/>
        </draw:path>
        <draw:line draw:style-name="gr11" draw:text-style-name="P1" draw:layer="layout" svg:x1="15.276cm" svg:y1="5.099cm" svg:x2="19.953cm" svg:y2="5.096cm">
          <text:p/>
        </draw:line>
        <draw:line draw:style-name="gr11" draw:text-style-name="P1" draw:layer="layout" svg:x1="17.551cm" svg:y1="1.622cm" svg:x2="17.597cm" svg:y2="8.508cm">
          <text:p/>
        </draw:line>
        <draw:line draw:style-name="gr12" draw:text-style-name="P1" draw:layer="layout" svg:x1="12.821cm" svg:y1="1.622cm" svg:x2="12.867cm" svg:y2="8.508cm">
          <text:p/>
        </draw:line>
        <draw:path draw:style-name="gr2" draw:text-style-name="P1" draw:layer="layout" svg:width="0.687cm" svg:height="1.054cm" svg:x="16.072cm" svg:y="6.288cm" svg:viewBox="0 0 688 1055" svg:d="m344 1055c-190 0-344-236-344-528s154-527 344-527 344 236 344 527-154 528-344 528z">
          <text:p/>
        </draw:path>
        <draw:path draw:style-name="gr3" draw:text-style-name="P1" draw:layer="layout" svg:width="1.307cm" svg:height="1.905cm" svg:x="15.761cm" svg:y="5.875cm" svg:viewBox="0 0 1308 1906" svg:d="m560 1902c109 8 182-3 273-4 72-18 144-37 216-55 52-49 104-98 156-148 19-76 38-152 57-227 14-82 28-164 42-245 1-100 3-200 4-300-12-143-25-286-37-430-24-80-47-160-71-240-42-45-84-90-127-135-39-24-78-48-118-72-56-14-112-28-169-42-61-1-122-3-184-4-73 10-147 19-221 29-50 21-100 42-150 64-47 46-94 93-141 139-19 76-38 152-57 228-9 98-19 196-28 295 1 80 3 160 4 240-3 72-6 143-9 215 14 103 28 206 42 308 27 62 54 124 80 186 24 28 48 56 71 84 57 30 113 59 169 89 71 10 142 19 213 29-5-1-10-3-15-4z">
          <text:p/>
        </draw:path>
        <draw:path draw:style-name="gr3" draw:text-style-name="P1" draw:layer="layout" svg:width="1.095cm" svg:height="1.623cm" svg:x="15.86cm" svg:y="6.022cm" svg:viewBox="0 0 1096 1624" svg:d="m470 1620c90 7 152-2 228-3 60-16 121-32 181-47 44-42 87-84 131-126 15-65 31-130 47-194 12-70 23-139 35-209 1-85 3-170 4-255-10-122-21-244-31-366-20-68-40-136-59-204-36-39-71-77-107-116-33-20-66-40-99-61-47-12-94-24-141-36-52-1-103-2-154-3-62 8-124 17-185 25-43 18-85 36-127 54-39 39-78 79-118 119-16 64-31 129-47 194-8 83-16 167-24 251 1 68 3 136 4 204-3 62-5 123-8 184 12 87 24 175 36 262 22 53 44 106 67 158 19 24 39 48 59 72 47 25 94 50 142 75 59 9 118 17 177 26-4-2-8-3-11-4z">
          <text:p/>
        </draw:path>
        <draw:path draw:style-name="gr3" draw:text-style-name="P1" draw:layer="layout" svg:width="0.889cm" svg:height="1.34cm" svg:x="15.968cm" svg:y="6.161cm" svg:viewBox="0 0 890 1341" svg:d="m381 1338c74 6 123-2 185-2 49-13 98-26 147-39 36-35 71-70 106-104 13-54 26-107 39-160 9-58 19-115 28-173 1-70 2-140 4-210-9-101-17-202-26-303-16-56-32-113-48-169-29-32-58-63-86-95-27-17-54-34-81-50-38-10-76-20-115-30-41-1-83-2-125-3-50 7-100 14-150 21-34 14-68 29-102 44-32 33-64 66-96 98-13 54-26 107-38 161-7 69-13 138-20 207 1 56 2 113 3 169-2 51-4 101-6 151 10 73 19 145 29 217 18 44 36 87 54 131 16 20 32 40 48 59 39 21 77 42 115 62 48 7 97 14 145 21-4-1-7-2-10-3z">
          <text:p/>
        </draw:path>
        <draw:path draw:style-name="gr3" draw:text-style-name="P1" draw:layer="layout" svg:width="1.496cm" svg:height="2.192cm" svg:x="15.667cm" svg:y="5.715cm" svg:viewBox="0 0 1497 2193" svg:d="m641 2188c124 10 208-3 312-4 82-22 165-43 247-64 60-56 119-113 178-170 22-87 44-174 65-262 16-94 32-187 48-281 2-115 4-230 6-345-15-165-29-329-43-494-27-93-54-185-81-277-48-52-97-103-145-155-45-28-90-55-135-83-65-16-129-32-194-49-70-1-140-3-210-4-84 11-169 22-253 34-57 24-115 48-172 73-54 53-108 107-161 160-22 87-43 175-65 262-11 113-22 226-32 339 1 92 3 185 5 277-4 82-7 165-11 247 16 118 32 236 49 355 30 71 61 142 91 213 27 33 54 65 81 97 64 34 129 68 193 102 81 11 162 23 243 34-5-2-11-3-16-5z">
          <text:p/>
        </draw:path>
        <draw:path draw:style-name="gr3" draw:text-style-name="P1" draw:layer="layout" svg:width="1.712cm" svg:height="2.479cm" svg:x="15.573cm" svg:y="5.588cm" svg:viewBox="0 0 1713 2480" svg:d="m734 2475c142 10 238-4 357-5 94-24 189-48 283-72 68-64 136-128 204-192 25-99 49-198 74-297 18-106 37-212 55-318 2-130 4-260 6-390-16-186-33-373-49-559-31-104-62-209-93-313-55-58-110-117-165-176-52-31-104-62-155-93-74-18-148-37-222-55-80-2-160-3-240-5-97 13-193 25-290 38-65 28-131 55-197 83-61 60-123 120-184 181-25 99-50 197-75 296-12 128-24 256-37 384 2 104 4 208 6 313-4 93-8 186-12 279 19 134 37 268 56 401 34 81 69 162 104 242 31 37 62 73 93 110 74 38 148 76 221 115 93 13 186 25 278 38-6-2-12-4-18-5z">
          <text:p/>
        </draw:path>
        <draw:path draw:style-name="gr3" draw:text-style-name="P1" draw:layer="layout" svg:width="1.891cm" svg:height="2.791cm" svg:x="15.479cm" svg:y="5.436cm" svg:viewBox="0 0 1892 2792" svg:d="m810 2786c157 12 263-4 394-6 105-27 209-53 314-80 75-72 150-145 225-217 27-111 54-222 82-333 20-120 40-239 60-359 2-146 5-292 7-439-18-210-36-419-54-629-34-118-68-235-103-353-41-64-83-129-125-193-76-36-152-73-228-109-82-21-164-42-245-62-89-2-177-4-266-6-106 14-213 29-319 43-87 25-173 50-260 75-66 70-132 141-198 211-15 115-31 230-46 345-14 144-27 287-41 431 2 118 4 235 7 353-5 105-9 210-14 314 21 151 41 301 62 452 23 82 46 165 70 248 49 49 98 98 147 148 82 43 164 86 245 129 102 14 205 29 307 43-7-2-14-4-21-6z">
          <text:p/>
        </draw:path>
        <draw:path draw:style-name="gr3" draw:text-style-name="P1" draw:layer="layout" svg:width="2.1cm" svg:height="3.036cm" svg:x="15.355cm" svg:y="5.318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draw:path>
        <draw:path draw:style-name="gr3" draw:text-style-name="P1" draw:layer="layout" svg:width="2.1cm" svg:height="3.036cm" svg:x="15.356cm" svg:y="5.318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draw:path>
        <draw:path draw:style-name="gr3" draw:text-style-name="P1" draw:layer="layout" svg:width="2.296cm" svg:height="3.314cm" svg:x="15.253cm" svg:y="5.175cm" svg:viewBox="0 0 2297 3315" svg:d="m979 3307c190 15 320-4 480-6 154-32 307-64 461-96 84-68 169-135 253-203 28-148 55-295 82-442 11-145 22-289 33-434 3-173 6-347 9-520-22-249-44-498-66-748-22-154-44-308-66-462-47-73-94-146-141-219-115-47-230-93-345-140-101-10-202-20-302-30-108-3-216-5-324-7-119 11-238 22-357 34-119 19-238 39-357 59-75 88-149 177-224 266-22 147-43 294-65 440-17 171-33 343-50 514 2 139 5 278 7 418 2 119 4 239 5 359 18 183 36 367 54 550 26 84 53 167 80 251 38 74 75 147 113 221 102 48 204 96 306 144 146 20 292 39 438 59-8-3-16-5-24-8z">
          <text:p/>
        </draw:path>
        <draw:frame draw:style-name="gr13" draw:text-style-name="P2" draw:layer="layout" svg:width="0.87cm" svg:height="0.962cm" svg:x="16.003cm" svg:y="6.287cm">
          <draw:text-box>
            <text:p text:style-name="P2">+</text:p>
          </draw:text-box>
        </draw:frame>
        <draw:frame draw:style-name="gr13" draw:text-style-name="P2" draw:layer="layout" svg:width="0.87cm" svg:height="0.962cm" svg:x="18.303cm" svg:y="2.887cm">
          <draw:text-box>
            <text:p text:style-name="P2">+</text:p>
          </draw:text-box>
        </draw:frame>
        <draw:path draw:style-name="gr2" draw:text-style-name="P1" draw:layer="layout" svg:width="0.687cm" svg:height="1.054cm" svg:x="18.413cm" svg:y="2.829cm" svg:viewBox="0 0 688 1055" svg:d="m344 1055c-190 0-344-236-344-528s154-527 344-527 344 236 344 527-154 528-344 528z">
          <text:p/>
        </draw:path>
        <draw:path draw:style-name="gr3" draw:text-style-name="P1" draw:layer="layout" svg:width="1.307cm" svg:height="1.905cm" svg:x="18.102cm" svg:y="2.416cm" svg:viewBox="0 0 1308 1906" svg:d="m560 1902c109 8 182-3 273-4 72-18 144-37 216-55 52-49 104-98 156-148 19-76 38-152 57-227 14-82 28-164 42-245 1-100 3-200 4-300-12-143-25-286-37-430-24-80-47-160-71-240-42-45-84-90-127-135-39-24-78-48-118-72-56-14-112-28-169-42-61-1-122-3-184-4-73 10-147 19-221 29-50 21-100 42-150 64-47 46-94 93-141 139-19 76-38 152-57 228-9 98-19 196-28 295 1 80 3 160 4 240-3 72-6 143-9 215 14 103 28 206 42 308 27 62 54 124 80 186 24 28 48 56 71 84 57 30 113 59 169 89 71 10 142 19 213 29-5-1-10-3-15-4z">
          <text:p/>
        </draw:path>
        <draw:path draw:style-name="gr3" draw:text-style-name="P1" draw:layer="layout" svg:width="1.095cm" svg:height="1.623cm" svg:x="18.201cm" svg:y="2.563cm" svg:viewBox="0 0 1096 1624" svg:d="m470 1620c90 7 152-2 228-3 60-16 121-32 181-47 44-42 87-84 131-126 15-65 31-130 47-194 12-70 23-139 35-209 1-85 3-170 4-255-10-122-21-244-31-366-20-68-40-136-59-204-36-39-71-77-107-116-33-20-66-40-99-61-47-12-94-24-141-36-52-1-103-2-154-3-62 8-124 17-185 25-43 18-85 36-127 54-39 39-78 79-118 119-16 64-31 129-47 194-8 83-16 167-24 251 1 68 3 136 4 204-3 62-5 123-8 184 12 87 24 175 36 262 22 53 44 106 67 158 19 24 39 48 59 72 47 25 94 50 142 75 59 9 118 17 177 26-4-2-8-3-11-4z">
          <text:p/>
        </draw:path>
        <draw:path draw:style-name="gr3" draw:text-style-name="P1" draw:layer="layout" svg:width="0.889cm" svg:height="1.34cm" svg:x="18.309cm" svg:y="2.702cm" svg:viewBox="0 0 890 1341" svg:d="m381 1338c74 6 123-2 185-2 49-13 98-26 147-39 36-35 71-70 106-104 13-54 26-107 39-160 9-58 19-115 28-173 1-70 2-140 4-210-9-101-17-202-26-303-16-56-32-113-48-169-29-32-58-63-86-95-27-17-54-34-81-50-38-10-76-20-115-30-41-1-83-2-125-3-50 7-100 14-150 21-34 14-68 29-102 44-32 33-64 66-96 98-13 54-26 107-38 161-7 69-13 138-20 207 1 56 2 113 3 169-2 51-4 101-6 151 10 73 19 145 29 217 18 44 36 87 54 131 16 20 32 40 48 59 39 21 77 42 115 62 48 7 97 14 145 21-4-1-7-2-10-3z">
          <text:p/>
        </draw:path>
        <draw:path draw:style-name="gr3" draw:text-style-name="P1" draw:layer="layout" svg:width="1.496cm" svg:height="2.192cm" svg:x="18.008cm" svg:y="2.256cm" svg:viewBox="0 0 1497 2193" svg:d="m641 2188c124 10 208-3 312-4 82-22 165-43 247-64 60-56 119-113 178-170 22-87 44-174 65-262 16-94 32-187 48-281 2-115 4-230 6-345-15-165-29-329-43-494-27-93-54-185-81-277-48-52-97-103-145-155-45-28-90-55-135-83-65-16-129-32-194-49-70-1-140-3-210-4-84 11-169 22-253 34-57 24-115 48-172 73-54 53-108 107-161 160-22 87-43 175-65 262-11 113-22 226-32 339 1 92 3 185 5 277-4 82-7 165-11 247 16 118 32 236 49 355 30 71 61 142 91 213 27 33 54 65 81 97 64 34 129 68 193 102 81 11 162 23 243 34-5-2-11-3-16-5z">
          <text:p/>
        </draw:path>
        <draw:path draw:style-name="gr3" draw:text-style-name="P1" draw:layer="layout" svg:width="1.712cm" svg:height="2.479cm" svg:x="17.914cm" svg:y="2.129cm" svg:viewBox="0 0 1713 2480" svg:d="m734 2475c142 10 238-4 357-5 94-24 189-48 283-72 68-64 136-128 204-192 25-99 49-198 74-297 18-106 37-212 55-318 2-130 4-260 6-390-16-186-33-373-49-559-31-104-62-209-93-313-55-58-110-117-165-176-52-31-104-62-155-93-74-18-148-37-222-55-80-2-160-3-240-5-97 13-193 25-290 38-65 28-131 55-197 83-61 60-123 120-184 181-25 99-50 197-75 296-12 128-24 256-37 384 2 104 4 208 6 313-4 93-8 186-12 279 19 134 37 268 56 401 34 81 69 162 104 242 31 37 62 73 93 110 74 38 148 76 221 115 93 13 186 25 278 38-6-2-12-4-18-5z">
          <text:p/>
        </draw:path>
        <draw:path draw:style-name="gr3" draw:text-style-name="P1" draw:layer="layout" svg:width="1.891cm" svg:height="2.791cm" svg:x="17.82cm" svg:y="1.977cm" svg:viewBox="0 0 1892 2792" svg:d="m810 2786c157 12 263-4 394-6 105-27 209-53 314-80 75-72 150-145 225-217 27-111 54-222 82-333 20-120 40-239 60-359 2-146 5-292 7-439-18-210-36-419-54-629-34-118-68-235-103-353-41-64-83-129-125-193-76-36-152-73-228-109-82-21-164-42-245-62-89-2-177-4-266-6-106 14-213 29-319 43-87 25-173 50-260 75-66 70-132 141-198 211-15 115-31 230-46 345-14 144-27 287-41 431 2 118 4 235 7 353-5 105-9 210-14 314 21 151 41 301 62 452 23 82 46 165 70 248 49 49 98 98 147 148 82 43 164 86 245 129 102 14 205 29 307 43-7-2-14-4-21-6z">
          <text:p/>
        </draw:path>
        <draw:path draw:style-name="gr3" draw:text-style-name="P1" draw:layer="layout" svg:width="2.1cm" svg:height="3.036cm" svg:x="17.696cm" svg:y="1.859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draw:path>
        <draw:path draw:style-name="gr3" draw:text-style-name="P1" draw:layer="layout" svg:width="2.1cm" svg:height="3.036cm" svg:x="17.697cm" svg:y="1.859cm" svg:viewBox="0 0 2101 3037" svg:d="m895 3029c175 14 293-4 439-6 114-18 229-36 343-54 103-73 207-146 311-219 25-135 50-270 75-405 10-133 20-265 30-397 2-159 5-318 8-477-20-228-40-457-61-685-27-147-54-294-81-440-72-79-144-158-216-236-69-26-138-51-208-76-92-10-184-19-276-28-99-2-197-4-296-6-119 15-238 31-356 46-95 27-190 54-285 80-72 68-145 135-217 203-20 134-40 269-59 403-16 157-31 314-46 470 2 128 5 255 7 383 1 110 3 220 4 330 16 168 33 336 49 504 25 76 49 153 73 229 35 68 69 135 104 203 113 46 226 92 339 138 114 16 228 32 342 48-8-3-15-5-23-8z">
          <text:p/>
        </draw:path>
        <draw:path draw:style-name="gr3" draw:text-style-name="P1" draw:layer="layout" svg:width="2.296cm" svg:height="3.314cm" svg:x="17.594cm" svg:y="1.716cm" svg:viewBox="0 0 2297 3315" svg:d="m979 3307c190 15 320-4 480-6 154-32 307-64 461-96 84-68 169-135 253-203 28-148 55-295 82-442 11-145 22-289 33-434 3-173 6-347 9-520-22-249-44-498-66-748-22-154-44-308-66-462-47-73-94-146-141-219-115-47-230-93-345-140-101-10-202-20-302-30-108-3-216-5-324-7-119 11-238 22-357 34-119 19-238 39-357 59-75 88-149 177-224 266-22 147-43 294-65 440-17 171-33 343-50 514 2 139 5 278 7 418 2 119 4 239 5 359 18 183 36 367 54 550 26 84 53 167 80 251 38 74 75 147 113 221 102 48 204 96 306 144 146 20 292 39 438 59-8-3-16-5-24-8z">
          <text:p/>
        </draw:path>
        <draw:frame draw:style-name="gr14" draw:text-style-name="P3" draw:layer="layout" svg:width="0.849cm" svg:height="1.081cm" svg:x="7.741cm" svg:y="2.78cm">
          <draw:text-box>
            <text:p text:style-name="P2"><text:span text:style-name="T1">-</text:span></text:p>
          </draw:text-box>
        </draw:frame>
        <draw:frame draw:style-name="gr13" draw:text-style-name="P2" draw:layer="layout" svg:width="0.87cm" svg:height="0.962cm" svg:x="7.687cm" svg:y="6.327cm">
          <draw:text-box>
            <text:p text:style-name="P2">+</text:p>
          </draw:text-box>
        </draw:frame>
        <draw:line draw:style-name="gr15" draw:text-style-name="P1" draw:layer="layout" svg:x1="0.474cm" svg:y1="1.637cm" svg:x2="0.459cm" svg:y2="8.844cm">
          <text:p/>
        </draw:line>
        <draw:line draw:style-name="gr15" draw:text-style-name="P1" draw:layer="layout" svg:x1="19.998cm" svg:y1="8.798cm" svg:x2="0.5cm" svg:y2="8.815cm">
          <text:p/>
        </draw:line>
        <draw:frame draw:style-name="gr16" draw:layer="layout" svg:width="0.82cm" svg:height="0.962cm" svg:x="19.4cm" svg:y="8.85cm">
          <draw:text-box>
            <text:p text:style-name="P2">x</text:p>
          </draw:text-box>
        </draw:frame>
        <draw:frame draw:style-name="gr16" draw:layer="layout" svg:width="0.82cm" svg:height="0.962cm" svg:x="-0.6cm" svg:y="1.75cm">
          <draw:text-box>
            <text:p text:style-name="P2">y</text:p>
          </draw:text-box>
        </draw:frame>
        <draw:frame draw:style-name="gr16" draw:layer="layout" svg:width="3.409cm" svg:height="1.114cm" svg:x="1.608cm" svg:y="8.97cm">
          <draw:text-box>
            <text:p text:style-name="P2"><text:span text:style-name="T2">n</text:span><text:span text:style-name="T3">1</text:span> = <text:span text:style-name="T2">n</text:span><text:span text:style-name="T3">2</text:span> = 1</text:p>
          </draw:text-box>
        </draw:frame>
        <draw:frame draw:style-name="gr16" draw:layer="layout" svg:width="4.117cm" svg:height="1.114cm" svg:x="6.109cm" svg:y="8.97cm">
          <draw:text-box>
            <text:p text:style-name="P2"><text:span text:style-name="T4">n</text:span><text:span text:style-name="T3">1</text:span> = 1, <text:span text:style-name="T2">n</text:span><text:span text:style-name="T3">2</text:span> = 2</text:p>
          </draw:text-box>
        </draw:frame>
        <draw:frame draw:style-name="gr16" draw:layer="layout" svg:width="4.116cm" svg:height="1.114cm" svg:x="10.81cm" svg:y="8.97cm">
          <draw:text-box>
            <text:p text:style-name="P2"><text:span text:style-name="T4">n</text:span><text:span text:style-name="T3">1</text:span> = 2, <text:span text:style-name="T2">n</text:span><text:span text:style-name="T3">2</text:span> = 1</text:p>
          </draw:text-box>
        </draw:frame>
        <draw:frame draw:style-name="gr16" draw:layer="layout" svg:width="4.121cm" svg:height="1.114cm" svg:x="15.31cm" svg:y="8.97cm">
          <draw:text-box>
            <text:p text:style-name="P2"><text:span text:style-name="T4">n</text:span><text:span text:style-name="T3">1</text:span> = 2, <text:span text:style-name="T2">n</text:span><text:span text:style-name="T3">2</text:span> = 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initial-creator>Jussi Eloranta</meta:initial-creator>
    <meta:creation-date>2007-12-22T03:06:29</meta:creation-date>
    <dc:creator>Jussi Eloranta</dc:creator>
    <dc:date>2009-02-12T20:23:23</dc:date>
    <meta:editing-cycles>33</meta:editing-cycles>
    <meta:editing-duration>PT00H50M28S</meta:editing-duration>
    <meta:document-statistic meta:object-count="115"/>
    <meta:user-defined meta:name="Info 1"/>
    <meta:user-defined meta:name="Info 2"/>
    <meta:user-defined meta:name="Info 3"/>
    <meta:user-defined meta:name="Info 4"/>
  </office:meta>
</office:document-meta>
</file>